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Alvi Nastaleeq1" svg:font-family="'Alvi Nastaleeq'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53.711cm" style:use-optimal-column-width="false"/>
    </style:style>
    <style:style style:name="co2" style:family="table-column">
      <style:table-column-properties style:column-width="54.049cm" style:use-optimal-column-width="false"/>
    </style:style>
    <style:style style:name="ro1" style:family="table-row">
      <style:table-row-properties style:row-height="20.889cm" style:use-optimal-row-height="false"/>
    </style:style>
    <style:style style:name="ce1" style:family="table-cell">
      <loext:graphic-properties draw:textarea-horizontal-align="center" draw:textarea-vertical-align="middle" fo:padding-top="1.27cm" fo:padding-bottom="0.635cm" fo:padding-left="0.635cm" fo:padding-right="0.635cm" style:writing-mode="rl-tb"/>
      <style:paragraph-properties fo:margin-left="1.524cm" fo:margin-right="1.524cm" fo:margin-top="1.524cm" fo:margin-bottom="1.524cm" fo:text-align="justify" fo:text-indent="0cm" fo:border="2.55pt solid #000000" style:text-autospace="none"/>
      <style:text-properties style:font-name="Alvi Nastaleeq" fo:font-size="200pt" style:font-size-asian="200pt" style:font-name-complex="Alvi Nastaleeq" style:font-size-complex="200pt"/>
    </style:style>
    <style:style style:name="ce2" style:family="table-cell">
      <loext:graphic-properties draw:textarea-horizontal-align="center" draw:textarea-vertical-align="middle" fo:padding-top="1.27cm" fo:padding-bottom="0.635cm" fo:padding-left="0.635cm" fo:padding-right="0.635cm" style:writing-mode="rl-tb"/>
      <style:paragraph-properties fo:margin-left="1.524cm" fo:margin-right="1.524cm" fo:margin-top="1.524cm" fo:margin-bottom="1.524cm" fo:text-align="justify" fo:text-indent="0cm" fo:border="2.55pt solid #000000"/>
      <style:text-properties style:font-name="Alvi Nastaleeq" fo:font-size="200pt" style:font-size-asian="200pt" style:font-name-complex="Alvi Nastaleeq" style:font-size-complex="200pt"/>
    </style:style>
    <style:style style:name="ce3" style:family="table-cell">
      <loext:graphic-properties draw:textarea-vertical-align="middle" fo:padding-top="1.27cm" fo:padding-bottom="0.635cm" fo:padding-left="0.635cm" fo:padding-right="0.635cm" style:writing-mode="rl-tb"/>
      <style:paragraph-properties fo:margin-left="1.524cm" fo:margin-right="1.524cm" fo:margin-top="1.524cm" fo:margin-bottom="1.524cm" fo:text-align="justify" fo:text-indent="0cm" fo:border="2.55pt solid #000000" style:text-autospace="none"/>
      <style:text-properties style:font-name="Alvi Nastaleeq" fo:font-size="200pt" style:font-size-asian="200pt" style:font-name-complex="Alvi Nastaleeq" style:font-size-complex="200pt"/>
    </style:style>
    <style:style style:name="P1" style:family="paragraph">
      <style:paragraph-properties fo:margin-left="1.524cm" fo:margin-right="1.524cm" fo:margin-top="1.524cm" fo:margin-bottom="1.524cm" fo:text-align="justify" fo:text-indent="0cm" style:text-autospace="none" style:writing-mode="rl-tb"/>
      <style:text-properties style:font-name="Alvi Nastaleeq" fo:font-size="200pt" style:font-size-asian="200pt" style:font-name-complex="Alvi Nastaleeq" style:font-size-complex="200pt"/>
    </style:style>
    <style:style style:name="T1" style:family="text">
      <style:text-properties fo:font-size="200pt" style:font-size-asian="200pt" style:font-size-complex="200pt"/>
    </style:style>
    <style:style style:name="T2" style:family="text">
      <style:text-properties fo:font-size="2pt" style:font-size-asian="2pt" style:font-size-complex="2pt"/>
    </style:style>
    <style:style style:name="T3" style:family="text">
      <style:text-properties fo:font-size="200pt" style:font-name-asian="Alvi Nastaleeq1" style:font-size-asian="200pt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07.759cm" svg:height="167.111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 text:style-name="P1"><text:span text:style-name="T1">دل ٹھکانہ میرے حسینؑ کا ہے</text:span><text:span text:style-name="T1"><text:line-break/></text:span><text:span text:style-name="T1">یہ خزانہ میرے حسینؑ کا ہے</text:span><text:span text:style-name="T2"><text:line-break/></text:span><text:span text:style-name="T2"/></text:p>
              </table:table-cell>
              <table:covered-table-cell table:style-name="ce2"/>
            </table:table-row>
            <table:table-row table:style-name="ro1" table:default-cell-style-name="ce3">
              <table:table-cell>
                <text:p text:style-name="P1"><text:span text:style-name="T1">کوئی پوچھے یہ دور کس کا ہے</text:span><text:span text:style-name="T1"><text:line-break/></text:span><text:span text:style-name="T1">تم بتانا، میرے حسینؑ کا ہے</text:span><text:span text:style-name="T2"><text:line-break/></text:span><text:span text:style-name="T2"/></text:p>
              </table:table-cell>
              <table:table-cell>
                <text:p text:style-name="P1"><text:span text:style-name="T1">تم جسے آسمان سمجھتے ہو</text:span><text:span text:style-name="T1"><text:line-break/></text:span><text:span text:style-name="T1">شامیانہ میرے حسینؑ کا ہے</text:span><text:span text:style-name="T2"><text:line-break/></text:span><text:span text:style-name="T2"/></text:p>
              </table:table-cell>
            </table:table-row>
            <table:table-row table:style-name="ro1" table:default-cell-style-name="ce3">
              <table:table-cell>
                <text:p text:style-name="P1"><text:span text:style-name="T1">یہ جو کعبہ ہے، تم نہ سمجھو گے</text:span><text:span text:style-name="T1"><text:line-break/></text:span><text:span text:style-name="T1">گھر پرانا میرے حسینؑ کا ہے</text:span><text:span text:style-name="T2"><text:line-break/></text:span><text:span text:style-name="T2"/></text:p>
              </table:table-cell>
              <table:table-cell>
                <text:p text:style-name="P1"><text:span text:style-name="T1">جس کے سائے میں کائنات بنی</text:span><text:span text:style-name="T1"><text:line-break/></text:span><text:span text:style-name="T1">ایسا نانا میرے حسینؑ کا ہے</text:span><text:span text:style-name="T2"><text:line-break/></text:span><text:span text:style-name="T2"/></text:p>
              </table:table-cell>
            </table:table-row>
            <table:table-row table:style-name="ro1" table:default-cell-style-name="ce3">
              <table:table-cell>
                <text:p text:style-name="P1"><text:span text:style-name="T1">جس جگہ حُر بنائے جاتے ہیں</text:span><text:span text:style-name="T1"><text:line-break/></text:span><text:span text:style-name="T1">کارخانہ میرے حسینؑ کا ہے</text:span><text:span text:style-name="T2"><text:line-break/></text:span><text:span text:style-name="T2"/></text:p>
              </table:table-cell>
              <table:table-cell>
                <text:p text:style-name="P1"><text:span text:style-name="T1">آنا فرشِ عزا پہ بے پردہ</text:span><text:span text:style-name="T1"><text:line-break/></text:span><text:span text:style-name="T1">دل دکھانا میرے حسینؑ کا ہے</text:span><text:span text:style-name="T2"><text:line-break/></text:span><text:span text:style-name="T2"/></text:p>
              </table:table-cell>
            </table:table-row>
            <table:table-row table:style-name="ro1" table:default-cell-style-name="ce3">
              <table:table-cell>
                <text:p text:style-name="P1"><text:span text:style-name="T1">ماتمی جب کوئی نظر آئے</text:span><text:span text:style-name="T1"><text:line-break/></text:span><text:span text:style-name="T1">مان جانا میرے حسینؑ کا ہے</text:span><text:span text:style-name="T2"><text:line-break/></text:span><text:span text:style-name="T2"/></text:p>
              </table:table-cell>
              <table:table-cell>
                <text:p text:style-name="P1"><text:span text:style-name="T1">ہو اگر منکرِ نماز کوئی</text:span><text:span text:style-name="T1"><text:line-break/></text:span><text:span text:style-name="T1">بھول جانا میرے حسینؑ کا ہے</text:span><text:span text:style-name="T2"><text:line-break/></text:span><text:span text:style-name="T2"/></text:p>
              </table:table-cell>
            </table:table-row>
            <table:table-row table:style-name="ro1" table:default-cell-style-name="ce3">
              <table:table-cell>
                <text:p text:style-name="P1"><text:span text:style-name="T1">اُگ رہا ہے جو بعدِ کرب و بلا</text:span><text:span text:style-name="T1"><text:line-break/></text:span><text:span text:style-name="T1">وہ دانہ دانہ میرے حسینؑ کا ہے</text:span><text:span text:style-name="T2"><text:line-break/></text:span><text:span text:style-name="T2"/></text:p>
              </table:table-cell>
              <table:table-cell>
                <text:p text:style-name="P1"><text:span text:style-name="T1">مارے اک ضرب سے ہزار عدو</text:span><text:span text:style-name="T1"><text:line-break/></text:span><text:span text:style-name="T1">کیا نشانہ میرے حسینؑ کا ہے</text:span><text:span text:style-name="T2"><text:line-break/></text:span><text:span text:style-name="T2"/></text:p>
              </table:table-cell>
            </table:table-row>
            <table:table-row table:style-name="ro1" table:default-cell-style-name="ce3">
              <table:table-cell>
                <text:p text:style-name="P1"><text:span text:style-name="T1">کاش کہنے لگیں یہ لوگ مجھے</text:span><text:span text:style-name="T1"><text:line-break/></text:span><text:span text:style-name="T1">تو دیوانہ میرے حسینؑ کا ہے</text:span><text:span text:style-name="T2"><text:line-break/></text:span><text:span text:style-name="T2"/></text:p>
              </table:table-cell>
              <table:table-cell>
                <text:p text:style-name="P1"><text:span text:style-name="T1">دینے والی ہے ذات اللہ کی</text:span><text:span text:style-name="T1"><text:line-break/></text:span><text:span text:style-name="T1">پر دلانا میرے حسینؑ کا ہے</text:span><text:span text:style-name="T2"><text:line-break/></text:span><text:span text:style-name="T2"/></text:p>
              </table:table-cell>
            </table:table-row>
            <table:table-row table:style-name="ro1" table:default-cell-style-name="ce3">
              <table:table-cell>
                <text:p text:style-name="P1"><text:span text:style-name="T1">مجھ میں ریحان</text:span><text:span text:style-name="T3">ؔ</text:span><text:span text:style-name="T1"> یہ شعور جو ہے</text:span><text:span text:style-name="T1"><text:line-break/></text:span><text:span text:style-name="T1">شاعرانہ میرے حسینؑ کا ہے</text:span><text:span text:style-name="T2"><text:line-break/></text:span><text:span text:style-name="T2"/></text:p>
              </table:table-cell>
              <table:table-cell>
                <text:p text:style-name="P1"><text:span text:style-name="T1">یہ جہاں کیا ہے دونوں عالم میں</text:span><text:span text:style-name="T1"><text:line-break/></text:span><text:span text:style-name="T1">آنا جانا میرے حسینؑ کا ہے</text:span><text:span text:style-name="T2"><text:line-break/></text:span><text:span text:style-name="T2"/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Alvi Nastaleeq1" svg:font-family="'Alvi Nastaleeq'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107.747cm" fo:page-height="167.10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21T20:10:20.164411700</meta:creation-date>
    <dc:date>2026-01-27T20:42:55.882719400</dc:date>
    <meta:editing-duration>PT2M3S</meta:editing-duration>
    <meta:editing-cycles>3</meta:editing-cycles>
    <meta:generator>LibreOffice/25.8.4.2$Windows_X86_64 LibreOffice_project/290daaa01b999472f0c7a3890eb6a550fd74c6df</meta:generator>
    <meta:document-statistic meta:object-count="1"/>
  </office:meta>
</office:document-meta>
</file>